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family="text" style:name="IMPORTANT">
      <style:text-properties fo:color="#C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text before footnote<text:note text:id="ftn0" text:note-class="footnote"><text:note-citation>1</text:note-citation>
					<text:note-body>
						<text:p text:style-name="Footnote">A footnote?</text:p>
					</text:note-body>
				</text:note>.</text:p>
      <text:p text:style-name="Standard"><text:span text:style-name="IMPORTANT"><text:s/></text:span>A text before endnote<text:note text:id="ftn1" text:note-class="endnote"><text:note-citation>i</text:note-citation><text:note-body><text:p text:style-name="Endnote">An endnote?</text:p></text:note-body></text:note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14:35:33.62</meta:creation-date>
    <meta:document-statistic meta:table-count="0" meta:image-count="0" meta:object-count="0" meta:page-count="2" meta:paragraph-count="4" meta:word-count="12" meta:character-count="46"/>
    <dc:date>2013-03-25T14:36:26.92</dc:date>
    <meta:editing-duration>PT53S</meta:editing-duration>
    <meta:editing-cycles>1</meta:editing-cycles>
    <meta:generator>OpenOffice.org/3.4$Win32 OpenOffice.org_project/340m1$Build-9590</meta:generator>
  </office:meta>
</office:document-meta>
</file>